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6.648cm" style:rel-column-width="25627*"/>
    </style:style>
    <style:style style:name="Table1.C" style:family="table-column">
      <style:table-column-properties style:column-width="3.009cm" style:rel-column-width="11600*"/>
    </style:style>
    <style:style style:name="Table1.D" style:family="table-column">
      <style:table-column-properties style:column-width="3.094cm" style:rel-column-width="11928*"/>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style>
    <style:style style:name="P2" style:family="paragraph" style:parent-style-name="Standard">
      <style:paragraph-properties fo:margin-left="1.251cm" fo:text-indent="0cm" style:auto-text-indent="false"/>
      <style:text-properties officeooo:paragraph-rsid="00143ed5"/>
    </style:style>
    <style:style style:name="P3" style:family="paragraph" style:parent-style-name="Standard">
      <style:paragraph-properties fo:margin-left="0cm" fo:text-indent="0cm" style:auto-text-indent="false"/>
      <style:text-properties officeooo:paragraph-rsid="00143ed5"/>
    </style:style>
    <style:style style:name="P4" style:family="paragraph" style:parent-style-name="Standard">
      <style:text-properties officeooo:rsid="00143ed5" officeooo:paragraph-rsid="00143ed5"/>
    </style:style>
    <style:style style:name="P5" style:family="paragraph" style:parent-style-name="Standard">
      <style:paragraph-properties fo:margin-left="1.251cm" fo:text-indent="0cm" style:auto-text-indent="false"/>
      <style:text-properties officeooo:rsid="00143ed5" officeooo:paragraph-rsid="00143ed5"/>
    </style:style>
    <style:style style:name="P6" style:family="paragraph" style:parent-style-name="Standard">
      <style:paragraph-properties fo:margin-left="2.501cm" fo:text-indent="0cm" style:auto-text-indent="false"/>
      <style:text-properties officeooo:rsid="00143ed5" officeooo:paragraph-rsid="00143ed5"/>
    </style:style>
    <style:style style:name="P7" style:family="paragraph" style:parent-style-name="Standard">
      <style:paragraph-properties fo:margin-left="0cm" fo:text-indent="0cm" style:auto-text-indent="false"/>
      <style:text-properties officeooo:rsid="00143ed5" officeooo:paragraph-rsid="00143ed5"/>
    </style:style>
    <style:style style:name="P8" style:family="paragraph" style:parent-style-name="Table_20_Contents">
      <style:text-properties officeooo:rsid="00143ed5" officeooo:paragraph-rsid="00143ed5"/>
    </style:style>
    <style:style style:name="P9" style:family="paragraph" style:parent-style-name="Table_20_Contents">
      <style:paragraph-properties fo:text-align="end" style:justify-single-word="false"/>
      <style:text-properties officeooo:rsid="00143ed5" officeooo:paragraph-rsid="00143ed5"/>
    </style:style>
    <style:style style:name="P10" style:family="paragraph" style:parent-style-name="Standard">
      <style:paragraph-properties fo:margin-left="2.501cm" fo:text-indent="0cm" style:auto-text-indent="false"/>
      <style:text-properties officeooo:rsid="00143ed5" officeooo:paragraph-rsid="00152cba"/>
    </style:style>
    <style:style style:name="P11" style:family="paragraph" style:parent-style-name="Standard">
      <style:paragraph-properties fo:margin-left="1.251cm" fo:text-indent="0cm" style:auto-text-indent="false"/>
      <style:text-properties officeooo:rsid="00143ed5" officeooo:paragraph-rsid="00152cba"/>
    </style:style>
    <style:style style:name="P12" style:family="paragraph" style:parent-style-name="Standard">
      <style:paragraph-properties fo:margin-left="0cm" fo:text-indent="0cm" style:auto-text-indent="false"/>
      <style:text-properties officeooo:rsid="00143ed5" officeooo:paragraph-rsid="00143ed5"/>
    </style:style>
    <style:style style:name="T1" style:family="text">
      <style:text-properties officeooo:rsid="00143ed5"/>
    </style:style>
    <style:style style:name="T2" style:family="text">
      <style:text-properties officeooo:rsid="00152c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b site </text:p>
      <text:p text:style-name="P4"/>
      <text:p text:style-name="P4">Home </text:p>
      <text:p text:style-name="P4">3 Easy Steps </text:p>
      <text:p text:style-name="P4">Advice </text:p>
      <text:p text:style-name="P4">Service </text:p>
      <text:p text:style-name="P4">Set-up </text:p>
      <text:p text:style-name="P4">Price </text:p>
      <text:p text:style-name="P4">Support </text:p>
      <text:p text:style-name="P4">Contact </text:p>
      <text:p text:style-name="P4">Terms and Conditions </text:p>
      <text:p text:style-name="P4"/>
      <text:p text:style-name="P4"/>
      <text:p text:style-name="P4">Top-Tips </text:p>
      <text:p text:style-name="P4"/>
      <text:p text:style-name="Standard"/>
      <text:p text:style-name="Standard">Photo by <text:a xlink:type="simple" xlink:href="https://unsplash.com/@beautyoftech?utm_content=creditCopyText&amp;utm_medium=referral&amp;utm_source=unsplash" text:style-name="Internet_20_link" text:visited-style-name="Visited_20_Internet_20_Link">Nikolay</text:a> on <text:a xlink:type="simple" xlink:href="https://unsplash.com/photos/turned-on-macbook-pro-u76CN5rZeOU?utm_content=creditCopyText&amp;utm_medium=referral&amp;utm_source=unsplash" text:style-name="Internet_20_link" text:visited-style-name="Visited_20_Internet_20_Link">Unsplash</text:a> <text:s text:c="4"/>nikolay-u76CN5rZeOU-unsplash.jpg</text:p>
      <text:p text:style-name="Standard">Photo by &lt;a href="https://unsplash.com/@beautyoftech?utm_content=creditCopyText&amp;utm_medium=referral&amp;utm_source=unsplash"&gt;Nikolay&lt;/a&gt; on &lt;a href="https://unsplash.com/photos/turned-on-macbook-pro-u76CN5rZeOU?utm_content=creditCopyText&amp;utm_medium=referral&amp;utm_source=unsplash"&gt;Unsplash&lt;/a&gt;</text:p>
      <text:p text:style-name="Standard"/>
      <text:p text:style-name="Standard">Photo by <text:a xlink:type="simple" xlink:href="https://unsplash.com/@sqrlsm?utm_content=creditCopyText&amp;utm_medium=referral&amp;utm_source=unsplash" text:style-name="Internet_20_link" text:visited-style-name="Visited_20_Internet_20_Link">Tarn Nguyen</text:a> on <text:a xlink:type="simple" xlink:href="https://unsplash.com/photos/flat-screen-tv-XlEafYGDvV0?utm_content=creditCopyText&amp;utm_medium=referral&amp;utm_source=unsplash" text:style-name="Internet_20_link" text:visited-style-name="Visited_20_Internet_20_Link">Unsplash</text:a> </text:p>
      <text:p text:style-name="Standard">Photo by &lt;a href="https://unsplash.com/@sqrlsm?utm_content=creditCopyText&amp;utm_medium=referral&amp;utm_source=unsplash"&gt;Tarn Nguyen&lt;/a&gt; on &lt;a href="<text:a xlink:type="simple" xlink:href="https://unsplash.com/photos/flat-screen-tv-XlEafYGDvV0?utm_content=creditCopyText&amp;utm_medium=referral&amp;utm_source=unsplash" text:style-name="Internet_20_link" text:visited-style-name="Visited_20_Internet_20_Link">https://unsplash.com/photos/flat-screen-tv-XlEafYGDvV0?utm_content=creditCopyText&amp;utm_medium=referral&amp;utm_source=unsplash</text:a>"&gt;Unsplash&lt;/a&gt;</text:p>
      <text:p text:style-name="Standard"/>
      <text:p text:style-name="Standard">Photo by <text:a xlink:type="simple" xlink:href="https://unsplash.com/@swimstaralex?utm_content=creditCopyText&amp;utm_medium=referral&amp;utm_source=unsplash" text:style-name="Internet_20_link" text:visited-style-name="Visited_20_Internet_20_Link">Alexander Sinn</text:a> on <text:a xlink:type="simple" xlink:href="https://unsplash.com/photos/a-heart-is-shown-on-a-computer-screen-KgLtFCgfC28?utm_content=creditCopyText&amp;utm_medium=referral&amp;utm_source=unsplash" text:style-name="Internet_20_link" text:visited-style-name="Visited_20_Internet_20_Link">Unsplash</text:a> </text:p>
      <text:p text:style-name="Standard"/>
      <text:p text:style-name="Standard">Photo by &lt;a href="https://unsplash.com/@swimstaralex?utm_content=creditCopyText&amp;utm_medium=referral&amp;utm_source=unsplash"&gt;Alexander Sinn&lt;/a&gt; on &lt;a href="https://unsplash.com/photos/a-heart-is-shown-on-a-computer-screen-KgLtFCgfC28?utm_content=creditCopyText&amp;utm_medium=referral&amp;utm_source=unsplash"&gt;Unsplash&lt;/a&gt;</text:p>
      <text:p text:style-name="Standard"><text:s text:c="2"/></text:p>
      <text:p text:style-name="Standard"/>
      <text:p text:style-name="Standard">Photo by &lt;a href="https://unsplash.com/@davidboca?utm_content=creditCopyText&amp;utm_medium=referral&amp;utm_source=unsplash"&gt;David Boca&lt;/a&gt; on &lt;a href="https://unsplash.com/photos/coffee-filled-mug-by-laptop-wh7ruevEmrY?utm_content=creditCopyText&amp;utm_medium=referral&amp;utm_source=unsplash"&gt;Unsplash&lt;/a&gt;</text:p>
      <text:p text:style-name="Standard"><text:s text:c="2"/></text:p>
      <text:p text:style-name="Standard"/>
      <text:p text:style-name="Standard"/>
      <text:p text:style-name="Standard"/>
      <text:p text:style-name="Standard"/>
      <text:p text:style-name="P4">clickF1</text:p>
      <text:p text:style-name="P4">clickF1forHelp</text:p>
      <text:p text:style-name="P4">eff-one4help</text:p>
      <text:p text:style-name="P4">eff-one-tech <text:s/>efOneTechie F1_Techie</text:p>
      <text:p text:style-name="P4">PressF1forHelp</text:p>
      <text:p text:style-name="P4">pressF1</text:p>
      <text:p text:style-name="P4">F1_Help</text:p>
      <text:p text:style-name="P4"><text:soft-page-break/>tech_help (for non technophiles)</text:p>
      <text:p text:style-name="P4"/>
      <text:p text:style-name="Standard"/>
      <text:p text:style-name="P4">Home</text:p>
      <text:p text:style-name="P4"/>
      <text:p text:style-name="P1">The <text:span text:style-name="T1">biztek</text:span>s' Philosophy</text:p>
      <text:p text:style-name="P1"/>
      <text:p text:style-name="P5">Caveat Emptor</text:p>
      <text:p text:style-name="P2"/>
      <text:p text:style-name="P3"><text:span text:style-name="T1">biztek</text:span> <text:span text:style-name="T1">wants to help</text:span> people with <text:span text:style-name="T1">invaluable,</text:span> <text:span text:style-name="T1">impartial </text:span>advice, knowledge and assistance when purchasing <text:span text:style-name="T1">or using </text:span>computer<text:span text:style-name="T2">s, peripherals and electronics</text:span>. </text:p>
      <text:p text:style-name="P3"/>
      <text:p text:style-name="P7">Computers are hugely capable and sophisticated devices and using one safely and effectively in the current day requires a broad level of knowledge and a good deal of common sense. </text:p>
      <text:p text:style-name="P7"/>
      <text:p text:style-name="P7">There are so many devices to choose from, and all are built, produced or optimised for different purposes so making informed choices in the marketplace can be daunting. No-one wants to throw money away and everyone wants value for money. In Information Technology you get what you pay for, but it may not always be the best or even a good choice</text:p>
      <text:p text:style-name="P7"/>
      <text:p text:style-name="P7"><text:span text:style-name="T2">When looking to make purchases, </text:span>biztek can explain the pros and cons in frank, <text:span text:style-name="T2">impartial and </text:span>plain language, de-mystify<text:span text:style-name="T2">ing</text:span> complex topics, guiding you through the process of selection and purchase, eliminating confusion or frustration and putting you back in control of what’s best for you and what you want to do. </text:p>
      <text:p text:style-name="P7"/>
      <text:p text:style-name="P7">And it doesn’t always end at hardware purchases and guarantees. There’s email, photos, data transfers, printers, inks, licenses, subscriptions, fibre or internet providers, phone usage, virus, scam avoidance, privacy and protection issues. </text:p>
      <text:p text:style-name="P7"/>
      <text:p text:style-name="P7">Sadly, there’s more and more bad actors out there, so staying safe is more and more important and there’s many that just want your money whether it’s good for you or not – Caveat Emptor has never been more relevant, or in plain language - Let the Buyer beware. </text:p>
      <text:p text:style-name="P7"/>
      <text:p text:style-name="P7">biztek can again de-mystify and reduce the complexity to simple straight forward ‘maxims’ and processes. Advice and assistance is just a phone/video/internet call, email or in-person visit away if and when you may need that. </text:p>
      <text:p text:style-name="P4"/>
      <text:p text:style-name="P4"/>
      <text:p text:style-name="P4"/>
      <text:p text:style-name="P4">Services</text:p>
      <text:p text:style-name="P4"><text:tab/>Advice and consultation</text:p>
      <text:p text:style-name="P6">new purchases: desktops, monitors, laptops, tablets, peripherals, software, licensing and subscriptions, contracted services</text:p>
      <text:p text:style-name="P6">identification and selection of suitable options, equipment and facilities (to fit functionality and budgetary requirements)</text:p>
      <text:p text:style-name="P6">ergonomics and assistive technologies</text:p>
      <text:p text:style-name="P6">training and directed instruction</text:p>
      <text:p text:style-name="P4"><text:tab/><text:tab/>other more complex InfoTech related tasks, projects or requirements </text:p>
      <text:p text:style-name="P4"><text:tab/><text:tab/><text:tab/>discuss suitability – consultancy and execution</text:p>
      <text:p text:style-name="P4"><text:tab/>Devices setup</text:p>
      <text:p text:style-name="P6">personalisation, connectivity, installations and configuration. </text:p>
      <text:p text:style-name="P6">Data transfers and backup. File management, de-duplication</text:p>
      <text:p text:style-name="P6"><text:soft-page-break/>optimisation, speed up, renovation and updating</text:p>
      <text:p text:style-name="P10">reset to factory configuration and rebuild</text:p>
      <text:p text:style-name="P11">Break-fix</text:p>
      <text:p text:style-name="P4"><text:tab/><text:tab/>limited facility for replacement component failures and data-recovery</text:p>
      <text:p text:style-name="P4"><text:tab/><text:tab/></text:p>
      <text:p text:style-name="P4">Price</text:p>
      <text:p text:style-name="P4"/>
      <text:p text:style-name="P4"><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service</text:p>
          </table:table-cell>
          <table:table-cell table:style-name="Table1.A1" office:value-type="string">
            <text:p text:style-name="Table_20_Contents"/>
          </table:table-cell>
          <table:table-cell table:style-name="Table1.A1" office:value-type="string">
            <text:p text:style-name="P9">$ hourly rate</text:p>
          </table:table-cell>
          <table:table-cell table:style-name="Table1.D1" office:value-type="string">
            <text:p text:style-name="P9">$ Price + GST</text:p>
          </table:table-cell>
        </table:table-row>
        <table:table-row>
          <table:table-cell table:style-name="Table1.A2" office:value-type="string">
            <text:p text:style-name="P8">At workshop</text:p>
          </table:table-cell>
          <table:table-cell table:style-name="Table1.A2" office:value-type="string">
            <text:p text:style-name="P8">Any service at workshop</text:p>
          </table:table-cell>
          <table:table-cell table:style-name="Table1.A2" office:value-type="string">
            <text:p text:style-name="P9">90.00</text:p>
          </table:table-cell>
          <table:table-cell table:style-name="Table1.D2" office:value-type="string">
            <text:p text:style-name="P9">103.50</text:p>
          </table:table-cell>
        </table:table-row>
        <table:table-row>
          <table:table-cell table:style-name="Table1.A2" office:value-type="string">
            <text:p text:style-name="P8">On-site</text:p>
          </table:table-cell>
          <table:table-cell table:style-name="Table1.A2" office:value-type="string">
            <text:p text:style-name="P8">Any service at client premises</text:p>
          </table:table-cell>
          <table:table-cell table:style-name="Table1.A2" office:value-type="string">
            <text:p text:style-name="P9">100.00</text:p>
          </table:table-cell>
          <table:table-cell table:style-name="Table1.D2" office:value-type="string">
            <text:p text:style-name="P9">115.00</text:p>
          </table:table-cell>
        </table:table-row>
        <table:table-row>
          <table:table-cell table:style-name="Table1.A2" office:value-type="string">
            <text:p text:style-name="P8">Minimum charge</text:p>
          </table:table-cell>
          <table:table-cell table:style-name="Table1.A2" office:value-type="string">
            <text:p text:style-name="P8">First 30 minutes</text:p>
          </table:table-cell>
          <table:table-cell table:style-name="Table1.A2" office:value-type="string">
            <text:p text:style-name="P9">90.00</text:p>
          </table:table-cell>
          <table:table-cell table:style-name="Table1.D2" office:value-type="string">
            <text:p text:style-name="P9">103.50</text:p>
          </table:table-cell>
        </table:table-row>
        <table:table-row>
          <table:table-cell table:style-name="Table1.A2" office:value-type="string">
            <text:p text:style-name="P8">Techie time</text:p>
          </table:table-cell>
          <table:table-cell table:style-name="Table1.A2" office:value-type="string">
            <text:p text:style-name="P8">Charged in 15 minute intervals, past the first hour</text:p>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8">Travel costs</text:p>
          </table:table-cell>
          <table:table-cell table:style-name="Table1.A2" office:value-type="string">
            <text:p text:style-name="P8">Charged per km</text:p>
          </table:table-cell>
          <table:table-cell table:style-name="Table1.A2" office:value-type="string">
            <text:p text:style-name="P9">1.00</text:p>
          </table:table-cell>
          <table:table-cell table:style-name="Table1.D2" office:value-type="string">
            <text:p text:style-name="P9"/>
          </table:table-cell>
        </table:table-row>
        <table:table-row>
          <table:table-cell table:style-name="Table1.A2" office:value-type="string">
            <text:p text:style-name="P8">Assignments/Projects</text:p>
          </table:table-cell>
          <table:table-cell table:style-name="Table1.A2" office:value-type="string">
            <text:p text:style-name="P8"/>
          </table:table-cell>
          <table:table-cell table:style-name="Table1.A2" office:value-type="string">
            <text:p text:style-name="P9">negotiable</text:p>
          </table:table-cell>
          <table:table-cell table:style-name="Table1.D2" office:value-type="string">
            <text:p text:style-name="P9"/>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8">Typical hours</text:p>
          </table:table-cell>
          <table:table-cell table:style-name="Table1.A2" office:value-type="string">
            <text:p text:style-name="P8"/>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8">Monday-Friday</text:p>
          </table:table-cell>
          <table:table-cell table:style-name="Table1.A2" office:value-type="string">
            <text:p text:style-name="P8">08:30 – 18:30</text:p>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8">Weekends &amp; holidays</text:p>
          </table:table-cell>
          <table:table-cell table:style-name="Table1.A2" office:value-type="string">
            <text:p text:style-name="P8">Closed </text:p>
          </table:table-cell>
          <table:table-cell table:style-name="Table1.A2" office:value-type="string">
            <text:p text:style-name="P9"/>
          </table:table-cell>
          <table:table-cell table:style-name="Table1.D2" office:value-type="string">
            <text:p text:style-name="P9"/>
          </table:table-cell>
        </table:table-row>
        <table:table-row>
          <table:table-cell table:style-name="Table1.A2" office:value-type="string">
            <text:p text:style-name="P8">After-hours</text:p>
          </table:table-cell>
          <table:table-cell table:style-name="Table1.A2" office:value-type="string">
            <text:p text:style-name="P8">Phone if urgent</text:p>
          </table:table-cell>
          <table:table-cell table:style-name="Table1.A2" office:value-type="string">
            <text:p text:style-name="P9">150.00 </text:p>
          </table:table-cell>
          <table:table-cell table:style-name="Table1.D2" office:value-type="string">
            <text:p text:style-name="P9"/>
          </table:table-cell>
        </table:table-row>
      </table:table>
      <text:p text:style-name="P4"/>
      <text:p text:style-name="P5"/>
      <text:p text:style-name="P5">Contact:</text:p>
      <text:p text:style-name="P5">Principal: Craig</text:p>
      <text:p text:style-name="P5">Phone: 021 469 492</text:p>
      <text:p text:style-name="P5">email: <text:a xlink:type="simple" xlink:href="mailto:biztek@hotmail.com" text:style-name="Internet_20_link" text:visited-style-name="Visited_20_Internet_20_Link">biztek@hotmail.com</text:a></text:p>
      <text:p text:style-name="P5">web: http://biztek@</text:p>
      <text:p text:style-name="P5"/>
      <text:p text:style-name="P4"/>
      <text:p text:style-name="P4"/>
      <text:p text:style-name="P4"/>
      <text:p text:style-name="P4"/>
      <text:p text:style-name="P4"/>
      <text:p text:style-name="P4"/>
      <text:p text:style-name="P4"/>
      <text:p text:style-name="P4">3 easy steps</text:p>
      <text:p text:style-name="P4"/>
      <text:p text:style-name="P1">3 Easy steps when buying your new computer</text:p>
      <text:p text:style-name="P1">Following the 3 easy steps <text:span text:style-name="T1">biztek</text:span> will help you identify and setup your new computer</text:p>
      <text:p text:style-name="P1">Step 1 Advice</text:p>
      <text:p text:style-name="P1">biztek will meet and discuss your needs with you to understand what computer system will best suit you. Guidance and support is provided for your purchase.</text:p>
      <text:p text:style-name="P1">Step 2 (two Options)</text:p>
      <text:p text:style-name="P1">Purchase</text:p>
      <text:p text:style-name="P1">1/ You go to the shop and buy a computer with the advice given.</text:p>
      <text:p text:style-name="P1"><text:s/>2/ Mike joins you at the shop of your choice to assist you in obtaining the best deal.</text:p>
      <text:p text:style-name="P1"><text:soft-page-break/>Step 3 (Option one)</text:p>
      <text:p text:style-name="P1">Full Setup</text:p>
      <text:p text:style-name="P1">1/ Your computer is setup at our workshop then Mike brings it to your home and installs printer and modem. </text:p>
      <text:p text:style-name="P1">2/ Data transfer from your old computer.</text:p>
      <text:p text:style-name="P1">Software is installed</text:p>
      <text:p text:style-name="P1">Programs are installed</text:p>
      <text:p text:style-name="P1">Updates are installed</text:p>
      <text:p text:style-name="P1">Setup printer</text:p>
      <text:p text:style-name="P1">Connect to modem</text:p>
      <text:p text:style-name="P1">Basic training with your new computer</text:p>
      <text:p text:style-name="P1">Step 4 (Option two)</text:p>
      <text:p text:style-name="P2">Home Setup </text:p>
      <text:p text:style-name="P2">2/ Mike sets up your computer at your home.</text:p>
      <text:p text:style-name="P1"/>
      <text:p text:style-name="P1">2/ Data transfer from your old computer.</text:p>
      <text:p text:style-name="P1">Software is installed</text:p>
      <text:p text:style-name="P1">Programs are installed</text:p>
      <text:p text:style-name="P1">Updates are installed</text:p>
      <text:p text:style-name="P1">Setup printer</text:p>
      <text:p text:style-name="P1">Connect to modem</text:p>
      <text:p text:style-name="P1">Basic training with your new computer</text:p>
      <text:p text:style-name="P1"/>
      <text:p text:style-name="P1">biztek</text:p>
      <text:p text:style-name="P1">Call #092672804</text:p>
      <text:p text:style-name="P1"/>
      <text:p text:style-name="Standard"/>
      <text:p text:style-name="P4"/>
      <text:p text:style-name="P4">Advice</text:p>
      <text:p text:style-name="P4"><text:tab/></text:p>
      <text:p text:style-name="P5">We pride ourselves on our ability to listen to what our clients want and from there we provide a range of possible computer options, ensuring you get exactly what you need for your budget. Because we are not selling computers there is absolutely no pressure or obligation for you to buy a particular brand or type of computer, instead we give independent advice on all computers.</text:p>
      <text:p text:style-name="P5"/>
      <text:p text:style-name="P5">We will visit all the main computer retailers in the Tauranga and Mount Maunganui area and make recommendations on which computer options are currently available that suit your needs and also what deals are available. Where possible, we will endeavor to negotiate a good deal with retailers on your behalf.</text:p>
      <text:p text:style-name="P5"/>
      <text:p text:style-name="P5">Please note that the final decision will be yours.</text:p>
      <text:p text:style-name="P2"/>
      <text:p text:style-name="P2">biztek</text:p>
      <text:p text:style-name="P2">Call #092672804</text:p>
      <text:p text:style-name="P2"/>
      <text:p text:style-name="P4"/>
      <text:p text:style-name="P4"/>
      <text:p text:style-name="P4"/>
      <text:p text:style-name="P4">Service</text:p>
      <text:p text:style-name="P4"/>
      <text:p text:style-name="P5">Setup</text:p>
      <text:p text:style-name="P5"><text:soft-page-break/></text:p>
      <text:p text:style-name="P5">New computer, ipad, Tablet, Wireless Printer to ipad *, Mobile Phone Setup &amp; data transfers, Skype, Email, Wireless Printer, Modem for internet, Apple TV, Chrome cast, Microsoft Office, Windows, Netflix, Portable Device Add on, Cloud</text:p>
      <text:p text:style-name="P5"/>
      <text:p text:style-name="P5">* You will need a printer that has iprint.</text:p>
      <text:p text:style-name="P5"/>
      <text:p text:style-name="P5">Problem solving</text:p>
      <text:p text:style-name="P5"/>
      <text:p text:style-name="P5">Email, Skype, Printer, Ipad, Internet, Back up, Slow Computer, Adware and virus, Wireless Printer, Apple ID and Password</text:p>
      <text:p text:style-name="P5"/>
      <text:p text:style-name="P5">Training</text:p>
      <text:p text:style-name="P5"/>
      <text:p text:style-name="P5">Copy photos from phone to computer, Basic windows 10, Manage file and Folders, Surfing the internet, Emailing and Messaging</text:p>
      <text:p text:style-name="P5"/>
      <text:p text:style-name="P5"><text:s/></text:p>
      <text:p text:style-name="P5"/>
      <text:p text:style-name="P5">Other Services</text:p>
      <text:p text:style-name="P5"/>
      <text:p text:style-name="P5">Data transfer from old computer to new computer, Or to an external Hard drive</text:p>
      <text:p text:style-name="P5">Advise on buying or choosing a new computer, Install antivirus program, Reset computer back to factory default, Maintenance for your computer, Ink cartridge replacement, Broken Laptop Screen replacement, Software Clean Up, Inspect old computer, Data Recovery, Data Back up</text:p>
      <text:p text:style-name="P5"/>
      <text:p text:style-name="P5"/>
      <text:p text:style-name="P5"/>
      <text:p text:style-name="P4"/>
      <text:p text:style-name="P4"/>
      <text:p text:style-name="P4">Set-up</text:p>
      <text:p text:style-name="P4"><text:s text:c="2"/></text:p>
      <text:p text:style-name="P5">If you have recently purchased a computer but you are experiencing difficulties, this would be a good time to give us a call.</text:p>
      <text:p text:style-name="P5"/>
      <text:p text:style-name="P5">If you need individual items set-up then that can be done as well.</text:p>
      <text:p text:style-name="P5"/>
      <text:p text:style-name="P5">DATA TRANSFER</text:p>
      <text:p text:style-name="P5"/>
      <text:p text:style-name="P5">If you want to transfer your data from your previous computer, we will endeavor to transfer all your important documents, photos and videos including music and email where possible. However, this will depend on the compatibility and age of the software previously used. In some cases the previous software may allow us to extend the licence and install it on your new system, however each case will be different and we can advise you on this once we have made an assessment.</text:p>
      <text:p text:style-name="P5"/>
      <text:p text:style-name="P5">IMPORTANT</text:p>
      <text:p text:style-name="P5"/>
      <text:p text:style-name="P5">Not all programs can be transferred to new computers but we can advise you on that at the time of purchase. We need to check if your existing software licences allow transfer to a new computer and also if the existing software is compatible with the new operating system.</text:p>
      <text:p text:style-name="P5"><text:soft-page-break/></text:p>
      <text:p text:style-name="P5">If you have any questions just give us a call</text:p>
      <text:p text:style-name="P5"/>
      <text:p text:style-name="P5">biztek</text:p>
      <text:p text:style-name="P5">075758254 or 0274508887</text:p>
      <text:p text:style-name="P5"/>
      <text:p text:style-name="P4"><text:s/>.</text:p>
      <text:p text:style-name="P4"/>
      <text:p text:style-name="P4">Computer Set Up (Installation)</text:p>
      <text:p text:style-name="P4"/>
      <text:p text:style-name="P5">As a former Technician Service Manager in a large computer store I experienced dissatisfied customers who had purchased computers and returned complaining about their product being faulty. However 98% of the time they were unable to understand the instructions on how to set up the computer and install the necessary software to make it work effectively. </text:p>
      <text:p text:style-name="P5"/>
      <text:p text:style-name="P5">The computer installation process is a valuable service because many brands can have different system setups. Unless you are confident with computers and able to accurately trouble shoot problems that arise while setting up your computer, this could make your computer experience frustrating.</text:p>
      <text:p text:style-name="P5"/>
      <text:p text:style-name="P5">Computer Set Up </text:p>
      <text:p text:style-name="P5">This set-up is for new computers</text:p>
      <text:p text:style-name="P5">biztek will make life easier by not only taking the guess work out of installing your new computer but offering that personal follow up support and guidance.</text:p>
      <text:p text:style-name="P5">Services offered within the Installation Process.</text:p>
      <text:p text:style-name="P5">Installation of previous and new software, including security programs.</text:p>
      <text:p text:style-name="P5">Internet connection and modem set up (if not already installed)</text:p>
      <text:p text:style-name="P5">Installation of operating system critical updates eg. Windows.</text:p>
      <text:p text:style-name="P5">Set up email</text:p>
      <text:p text:style-name="P5">Install USB printer or Wireless</text:p>
      <text:p text:style-name="P5">Run down on how to use the computer.</text:p>
      <text:p text:style-name="P4"/>
      <text:p text:style-name="P4"/>
      <text:p text:style-name="P4">Price</text:p>
      <text:p text:style-name="P4"/>
      <text:p text:style-name="P5">Inspection fee at workshop – Desktops $80 + Gst = $92</text:p>
      <text:p text:style-name="P5">Inspection fee at workshop – Notebooks(laptops) $80 + Gst = $92</text:p>
      <text:p text:style-name="P5">Work shop servicing $105 per hour unless quoted + Gst = $120.75</text:p>
      <text:p text:style-name="P5">On-site servicing $105 per hour + Gst = $120.75</text:p>
      <text:p text:style-name="P5">Minimum charge covers the first 30 minutes is $80 + Gst = $92</text:p>
      <text:p text:style-name="P5">Appointments that last longer than one hour are charged in 15 minute increments</text:p>
      <text:p text:style-name="P5">Travel cost of 85 cents a km will only occur if distance exceeds 20km from the biztek’ workshop </text:p>
      <text:p text:style-name="P5">Hours Open </text:p>
      <text:p text:style-name="P5">Monday to Friday 8.30 to 5.30</text:p>
      <text:p text:style-name="P5">Saturday (Closed but please leave a message)</text:p>
      <text:p text:style-name="P5">Sunday (Closed but please leave a message)</text:p>
      <text:p text:style-name="P5">075758254 or 0274508887 </text:p>
      <text:p text:style-name="P5">Close public holidays</text:p>
      <text:p text:style-name="P5"/>
      <text:p text:style-name="P5"/>
      <text:p text:style-name="P4"/>
      <text:p text:style-name="P4"><text:soft-page-break/>Contact</text:p>
      <text:p text:style-name="P4"/>
      <text:p text:style-name="P5">Mike Craig</text:p>
      <text:p text:style-name="P5"/>
      <text:p text:style-name="P5">30 Beachlands Pl, Papamoa Beach</text:p>
      <text:p text:style-name="P5">T 075758254 <text:s text:c="2"/>M 027 4508887</text:p>
      <text:p text:style-name="P5">E mike@craigcomputers.co.nz</text:p>
      <text:p text:style-name="P5">W craigcomputers.co.nz</text:p>
      <text:p text:style-name="P5"/>
      <text:p text:style-name="P4"/>
      <text:p text:style-name="P4">Terms and Conditions</text:p>
      <text:p text:style-name="P4"/>
      <text:p text:style-name="P7">INSPECTION FEE</text:p>
      <text:p text:style-name="P7">This is a non-refundable fee to be paid prior to starting a service inspection. It covers time spent by the technician to disassemble, diagnose and assess the problem in order to ascertain a cause and resolution.</text:p>
      <text:p text:style-name="P7"/>
      <text:p text:style-name="P7">SOFTWARE COVER</text:p>
      <text:p text:style-name="P7">Virus/Trojans/Spyware/Adware/Fake ware/Updates/Applications Changes/Cache/Script affects/Process conflicts that damage or change an Operating System or Software environment are not covered under any warranty. biztek agrees to take all reasonable measures to protect a Client’s computer system from computer Viruses, Spyware &amp; Adware. The Client assumes all risk for computer Viruses, Spyware &amp; Adware and will not hold biztek responsible. The Client is responsible for the costs of consulting time and materials required to remove any computer Viruses, Spyware or Adware.</text:p>
      <text:p text:style-name="P7"/>
      <text:p text:style-name="P7">SOFTWARE PROGRAMS</text:p>
      <text:p text:style-name="P7">Changing the working environment may impact on software efficiency. Using other applications like Microsoft Outlook may not work due to a different network setup/layout whether dial up, high-speed or wireless.</text:p>
      <text:p text:style-name="P7"/>
      <text:p text:style-name="P7">CLARITY </text:p>
      <text:p text:style-name="P7">The clarity of details provided to the technicians at biztek will influence the speed of diagnosis and repair. Please ensure notes provided are clear and concise. Problems not stated in the job notes cannot be diagnosed. If in doubt biztek will endeavor to seek clarification to avoid any misunderstanding.</text:p>
      <text:p text:style-name="P7"/>
      <text:p text:style-name="P7">LIQUID DAMAGED</text:p>
      <text:p text:style-name="P7">biztek can attempt to repair electronic products with liquid damage but there is NO WARRANTY on any liquid damage repairs.</text:p>
      <text:p text:style-name="P7"/>
      <text:p text:style-name="P7">PERSONAL DATA &amp; CONFIDENTIALITY</text:p>
      <text:p text:style-name="P7">The Client assumes all risk of data loss from any and all causes or in any way related to or resulting from the repair or service of computer hardware, software or other equipment by biztek. The Client agrees to bear full responsibility for all data backup prior to any repair or service of computer hardware, software or other equipment by biztek. The Client hereby indemnifies biztek from any claim or liability related to data loss for any reason whatsoever. We will maintain as secret and confidential all information we obtain from you in providing the Services and will not use that information for any reason other than as necessary for providing the Services. This obligation will not apply to information that is in the public domain or that is known to us or obtained by us without breaching any obligation to you or that we are required to disclose by law.</text:p>
      <text:p text:style-name="P7"/>
      <text:p text:style-name="P7"><text:soft-page-break/>RISK</text:p>
      <text:p text:style-name="P7">Despite the purchaser having possession of any hardware or software, ownership is retained by biztek until the client pays all money owed to biztek. Risk in any goods supplied shall pass to the client at the point of delivery.</text:p>
      <text:p text:style-name="P7"/>
      <text:p text:style-name="P7">All QUOTES PROVIDED ARE ESTIMATES</text:p>
      <text:p text:style-name="P7">Actual repair costs may differ from the quote. Should this situation arise biztek will advise you of any significant variations to the quote.</text:p>
      <text:p text:style-name="P7">If in the unlikely event that the first repair fails, a second quote will be provided and initial repair costs will not apply.</text:p>
      <text:p text:style-name="P7"/>
      <text:p text:style-name="P7">ITEMS HELD BY biztek</text:p>
      <text:p text:style-name="P7">All items not claimed within 30 days once a quote is issued or a repair job is completed, will be recycled. At which point biztek is no longer liable to the client or any third party. Any bad debts will be passed to a debt collector. </text:p>
      <text:p text:style-name="P7"/>
      <text:p text:style-name="P7">TERMINATION </text:p>
      <text:p text:style-name="P7">We may immediately terminate the agreement for services if we consider:</text:p>
      <text:p text:style-name="P7">(a) You are in breach of these Terms and Conditions;</text:p>
      <text:p text:style-name="P7">(b) There is any threat to the safety of any of our staff or agents;</text:p>
      <text:p text:style-name="P7">(c) There is presence of unlicensed or illegal software;</text:p>
      <text:p text:style-name="P7">(d) Your equipment contains any pornographic, obscene, offensive or illegal content; or</text:p>
      <text:p text:style-name="P7">(e) You are insolvent, bankrupt, in liquidation, unable to pay your debts, or otherwise an unacceptable credit risk.</text:p>
      <text:p text:style-name="P7">(f) If we terminate our agreement we will cease services and all fees incurred up to that time will immediately become payable.</text:p>
      <text:p text:style-name="P7"/>
      <text:p text:style-name="P7">LIMITED LIABILITY </text:p>
      <text:p text:style-name="P7">biztek will not be liable for (whether in contract, tort or negligence)</text:p>
      <text:p text:style-name="P7">(1) Loss of profits or savings, loss of goodwill or opportunity, loss or corruption of data, or wasted staff time; or</text:p>
      <text:p text:style-name="P7">(2) Loss, damage, cost or expense of any kind whatsoever which is indirect, consequential, or of a special nature, arising directly or indirectly from any Services or Products supplied by us to you, even if we had been advised of the possibility of such loss, damage, cost or expense.</text:p>
      <text:p text:style-name="P7">To the extent allowed by law, our total liability under any claim of any nature arising directly or indirectly from any Service or Product will not exceed the Fees paid by you for that Service or Product. You agree to indemnify us against any and all liability, losses, damages, costs and expenses of any nature whatsoever awarded against, incurred or suffered by us, whether direct or consequential, arising out of or resulting from your breach of clause.</text:p>
      <text:p text:style-name="P7">biztek will not be liable for any losses of any kind or any delay in performing obligations caused by any natural disaster, flood or earthquake, strike, lockout, fire, war, civil commotion, network service failure, inability to obtain products or supplies including the imposition of any export or import bans, or any other cause beyond its reasonable control.</text:p>
      <text:p text:style-name="P7"/>
      <text:p text:style-name="P7">CANCELLATION OF ON-SITES</text:p>
      <text:p text:style-name="P7">The client is required to notify biztek of any cancellation a minimum of 4 hours ahead of the scheduled start time. Failure to provide such notice will result in the minimum callout fee being charged.</text:p>
      <text:p text:style-name="P7"/>
      <text:p text:style-name="P7">WEBSITE DISCLAIMER</text:p>
      <text:p text:style-name="P7">The information contained in this website is for general information purposes only. The information is provided by biztek and while we endeavour to keep the information up to date and correct, we <text:soft-page-break/>make no representations or warranties of any kind, express or implied, about the completeness, accuracy, reliability, suitability or availability with respect to the website or the information, products, services, or related graphics contained on the website for any purpose. Any reliance you place on such information is therefore strictly at your own risk…</text:p>
      <text:p text:style-name="P7">Through this website you are able to link to other websites which are not under the control of biztek. We have no control over the nature, content and availability of those sites. The inclusion of any links does not necessarily imply a recommendation or endorse the views expressed within them…</text:p>
      <text:p text:style-name="P7">Every effort is made to keep the website up and running smoothly. However, biztek takes no responsibility for, and will not be liable for, the website being temporarily unavailable due to technical issues beyond our control.</text:p>
      <text:p text:style-name="P7"/>
      <text:p text:style-name="P7">VARIATION</text:p>
      <text:p text:style-name="P7">biztek will not be liable for any computers or accessories, including software that has been recommended to the purchaser by biztek. Should any fault arise, whether due to manufacturer quality issue or user fault or other, biztek will help the purchaser wherever they can. biztek reserves the right to modify and vary these terms and conditions at any time.</text:p>
      <text:p text:style-name="P7"/>
      <text:p text:style-name="P7"/>
      <text:p text:style-name="P4"/>
      <text:p text:style-name="P4"/>
      <text:p text:style-name="P4"/>
      <text:p text:style-name="P4"/>
      <text:p text:style-name="P4"/>
      <text:p text:style-name="P4"/>
      <text:p text:style-name="P4"/>
      <text:p text:style-name="P4">Top-Tips</text:p>
      <text:p text:style-name="P4"/>
      <text:p text:style-name="P4">3rd-Party Pre-installed programs</text:p>
      <text:p text:style-name="P4"/>
      <text:p text:style-name="P4">You may find there will be 3rd party pre-installed program on your new computer that will ask you to register with them to be able to use it. If you don’t like the program you should be able to un-install it. Be aware that some programs may change settings on your computer so I guess the best thing to do is go on line and read about it first.</text:p>
      <text:p text:style-name="P4"/>
      <text:p text:style-name="P4"/>
      <text:p text:style-name="P4">Printer</text:p>
      <text:p text:style-name="P4"/>
      <text:p text:style-name="P4">If you have a very old printer it may not work with your new computer. Check by going onto the manufacturer’s website to see if there are printer drives available for your old printer that will work with the new computer. You can also plug in your old printer and see if it will self-install. (You will need to be connected to the internet before you plug in the printer). </text:p>
      <text:p text:style-name="P4"/>
      <text:p text:style-name="P4"/>
      <text:p text:style-name="P4">Office Trials</text:p>
      <text:p text:style-name="P4"/>
      <text:p text:style-name="P4">Microsoft Office trials have been on computers for some time now but remember they are trials. The most common perception is that people think they are getting a free Office program. If you setup and run the trial you will need to purchase Office when the trial runs out (mainly if you are using the Outlook email program). There are free programs out there that are similar to Microsoft Office but not 100%. If you are running a business and already use Microsoft Office I suggest you stay with this program to avoid complications.</text:p>
      <text:p text:style-name="P4"><text:soft-page-break/>Don’t use Outlook unless you are planning to purchase it. If you just want to use a free email program use Thunderbird. Apple has its own mail program. Check to see if the new computer has Microsoft Office starter, if so you may be able to use office 2010 Word &amp; Excel basic for free.</text:p>
      <text:p text:style-name="P4"/>
      <text:p text:style-name="P4">Windows live mail is no longer supported so wouldn’t suggest using it.</text:p>
      <text:p text:style-name="P4"/>
      <text:p text:style-name="P4"/>
      <text:p text:style-name="P4">Surge Protection</text:p>
      <text:p text:style-name="P4"/>
      <text:p text:style-name="P4">I have always believed that you should have some form of surge protection. If you have a notebook/laptop or net book I would recommend a small portable one. With desktops, purchase one that allows you to plug straight into your PC, printer, monitor, and modem. I would recommend Belkin, although they do cost more they come with a great warranty. I have seen Belkin repair or replace customers’ computers through their warranty, and also replace the faulty surge board.</text:p>
      <text:p text:style-name="P4"/>
      <text:p text:style-name="P4"/>
      <text:p text:style-name="P4">Batteries</text:p>
      <text:p text:style-name="P4"/>
      <text:p text:style-name="P4">A Notebook/laptop standard battery will generally last up to 1 1/2 to 2 hours from a full charge. Some of the notebooks/laptops state they will last up to 3-4 hours, those batteries may hold a larger capacity which allows that to happen. Just remember that your battery power settings will need to be set on low to get the most out of the battery when not plugged into power. Watching DVDs will go through the battery faster.</text:p>
      <text:p text:style-name="P4"/>
      <text:p text:style-name="P4">Anti-Virus Program</text:p>
      <text:p text:style-name="P4"/>
      <text:p text:style-name="P4">There are several ways you can obtain an anti-virus program:</text:p>
      <text:p text:style-name="P4">Most new computers will come with a 30 or 60 day anti-virus trial program which you can use until you decide what program you want to eventually use. The trial program will need to be setup before it starts working. At the end of the trial you can either un-install it or pay on line for the extended version.</text:p>
      <text:p text:style-name="P4">You can buy an anti-virus disk from the store.</text:p>
      <text:p text:style-name="P4">There are a variety of free anti-virus programs available on-line however it would be beneficial to check with your bank as to which program supports their on-line banking systems. Windows 10 comes with an average built in anti-virus program which is free. How good it is, only time will tell.</text:p>
      <text:p text:style-name="P4"/>
      <text:p text:style-name="P4">Bank Scams</text:p>
      <text:p text:style-name="P4"/>
      <text:p text:style-name="P4">I know you’ve heard this so many times before but people are still falling for it, so this is a reminder to be careful.</text:p>
      <text:p text:style-name="P4"/>
      <text:p text:style-name="P4">Dear Customers Please be aware of these scams</text:p>
      <text:p text:style-name="P4">They are not coming from the ANZ or any other banks. If you are getting these check with your bank, or just delete it.</text:p>
      <text:p text:style-name="P4"/>
      <text:p text:style-name="P4">DON’T CLICK ON THEIR LINK THAT THEY SEND YOU</text:p>
      <text:p text:style-name="P4"/>
      <text:p text:style-name="P4">DON’T GIVE THE SCAMMERS ANY INFORMATION.</text:p>
      <text:p text:style-name="P4"/>
      <text:p text:style-name="P4">I get this email regularly even though I’m not with ANZ.</text:p>
      <text:p text:style-name="P4"/>
      <text:p text:style-name="P4">ANZ</text:p>
      <text:p text:style-name="P4"><text:soft-page-break/></text:p>
      <text:p text:style-name="P4">Dear Customer,</text:p>
      <text:p text:style-name="P4"/>
      <text:p text:style-name="P4">We regret to inform you that your profile will no longer be available due to suspected login activity.</text:p>
      <text:p text:style-name="P4">Kindly login using our website below to restore your account now.</text:p>
      <text:p text:style-name="P4"/>
      <text:p text:style-name="P4">www.anz.co.n……………… (Don’t click on the link it will take you to a fake web page).</text:p>
      <text:p text:style-name="P4"/>
      <text:p text:style-name="P4">We sincerely apologize for any inconvenience caused.</text:p>
      <text:p text:style-name="P4"/>
      <text:p text:style-name="P4">Thank you for choosing ANZ Bank New Zealand.</text:p>
      <text:p text:style-name="P4"/>
      <text:p text:style-name="P4"><text:s text:c="4"/>When you do login to your correct banking page the address in the top address bar should always start with https:// this means that it is a secure page.</text:p>
      <text:p text:style-name="P4"/>
      <text:p text:style-name="P4"><text:s/></text:p>
      <text:p text:style-name="P4"/>
      <text:p text:style-name="P4">Power on Notebooks/Laptops. </text:p>
      <text:p text:style-name="P4"/>
      <text:p text:style-name="P4">Never plug your ac power adapter into your notebook/laptop and leave it in for months. I have seen this too many times. It will kill the battery which means you’ll find your battery won’t last the year out. Batteries need to be kept in use. Check out battery maintenance on the manufacturer’s website or your manual that comes with your notebook on battery maintenance. Under manufacturing warranties batteries only have a one year warranty although some apple batteries have a two year warranty. Extended warranties don’t cover batteries as they are classed as consumables, but have covered some devices where the batteries are not removable.</text:p>
      <text:p text:style-name="P4"/>
      <text:p text:style-name="P4">Wireless Broadband T/Stick </text:p>
      <text:p text:style-name="P4"/>
      <text:p text:style-name="P4">These sticks can be expensive to run but are good tools when you need to be mobile.</text:p>
      <text:p text:style-name="P4">Just be aware that they will start downloading updates when they are connected to your computer’ often without you knowing. This can result in using up your credit (data) and being an expensive exercise.</text:p>
      <text:p text:style-name="P4"/>
      <text:p text:style-name="P4"/>
      <text:p text:style-name="P4">Windows Up-Dates </text:p>
      <text:p text:style-name="P4"/>
      <text:p text:style-name="P4">Up-dating Windows on a regular basis is important because:</text:p>
      <text:p text:style-name="P4"/>
      <text:p text:style-name="P4"><text:s text:c="4"/>It enables the computer to correct and fix problems that may appear in Microsoft software and their applications.</text:p>
      <text:p text:style-name="P4"/>
      <text:p text:style-name="P4"><text:s text:c="4"/>It ensures your programs have the latest functions.</text:p>
      <text:p text:style-name="P4"/>
      <text:p text:style-name="P4"/>
      <text:p text:style-name="P4">You may find it up-dating in the background when you turn off your computer this is quite normal and can take up to 30 mins to shut down. Please note: Avoid shutting down the computer before it has completed the update process as this may damage the Windows software.</text:p>
      <text:p text:style-name="P4"/>
      <text:p text:style-name="P4">Software and Warranties </text:p>
      <text:p text:style-name="P4"/>
      <text:p text:style-name="P4"><text:soft-page-break/>The software that comes with your computer is not covered by any warranty, however if you purchase a disk and it is found to be faulty then the disk is covered under the warranty. Please be aware when you are buying games, check that your computer has the correct specifications to run the game because stores are not obligated to refund your money due to the copyright law.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N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8T15:16:57.940000000</meta:creation-date>
    <dc:date>2024-01-09T20:23:52.862000000</dc:date>
    <meta:editing-duration>PT16H29M41S</meta:editing-duration>
    <meta:editing-cycles>3</meta:editing-cycles>
    <meta:generator>LibreOffice/7.6.1.2$Windows_X86_64 LibreOffice_project/f5defcebd022c5bc36bbb79be232cb6926d8f674</meta:generator>
    <meta:document-statistic meta:table-count="1" meta:image-count="0" meta:object-count="0" meta:page-count="12" meta:paragraph-count="274" meta:word-count="3690" meta:character-count="23214" meta:non-whitespace-character-count="19703"/>
  </office:meta>
</office:document-meta>
</file>